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21a3"/>
    </style:style>
    <style:style style:name="P2" style:family="paragraph" style:parent-style-name="Standard" style:list-style-name="L1">
      <style:text-properties officeooo:paragraph-rsid="0006f79e"/>
    </style:style>
    <style:style style:name="P3" style:family="paragraph" style:parent-style-name="Standard" style:list-style-name="L1">
      <style:text-properties style:font-name="Segoe UI" officeooo:rsid="0006f79e" officeooo:paragraph-rsid="0006f79e"/>
    </style:style>
    <style:style style:name="P4" style:family="paragraph" style:parent-style-name="Text_20_body" style:list-style-name="L2">
      <style:text-properties officeooo:rsid="00096f5f" officeooo:paragraph-rsid="00096f5f"/>
    </style:style>
    <style:style style:name="P5" style:family="paragraph" style:parent-style-name="Text_20_body" style:list-style-name="L2">
      <style:text-properties officeooo:rsid="000add01" officeooo:paragraph-rsid="000add01"/>
    </style:style>
    <style:style style:name="P6" style:family="paragraph" style:parent-style-name="Text_20_body" style:list-style-name="L2">
      <style:text-properties officeooo:rsid="000b21a3" officeooo:paragraph-rsid="000b21a3"/>
    </style:style>
    <style:style style:name="P7" style:family="paragraph" style:parent-style-name="Text_20_body" style:list-style-name="L3">
      <style:text-properties officeooo:rsid="000d8da8" officeooo:paragraph-rsid="000d8da8"/>
    </style:style>
    <style:style style:name="P8" style:family="paragraph" style:parent-style-name="Heading_20_1">
      <style:text-properties style:font-name="Segoe UI" officeooo:rsid="0006f79e" officeooo:paragraph-rsid="0006f79e"/>
    </style:style>
    <style:style style:name="P9" style:family="paragraph" style:parent-style-name="Heading_20_2">
      <style:text-properties style:font-name="Segoe UI" officeooo:rsid="0006f79e" officeooo:paragraph-rsid="0006f79e"/>
    </style:style>
    <style:style style:name="P10" style:family="paragraph" style:parent-style-name="Heading_20_2">
      <style:text-properties officeooo:rsid="00096f5f" officeooo:paragraph-rsid="00096f5f"/>
    </style:style>
    <style:style style:name="P11" style:family="paragraph" style:parent-style-name="Heading_20_2">
      <style:text-properties officeooo:rsid="000b21a3" officeooo:paragraph-rsid="000b21a3"/>
    </style:style>
    <style:style style:name="P12" style:family="paragraph" style:parent-style-name="Heading_20_3">
      <style:text-properties officeooo:rsid="000d8da8" officeooo:paragraph-rsid="000d8da8"/>
    </style:style>
    <style:style style:name="T1" style:family="text">
      <style:text-properties style:font-name="Segoe UI" officeooo:rsid="0006f7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ocumentation for the katamaran web app</text:h>
      <text:h text:style-name="P9" text:outline-level="2">Technologies used:</text:h>
      <text:list xml:id="list4115509452" text:style-name="L1">
        <text:list-item>
          <text:p text:style-name="P3">HTML5</text:p>
        </text:list-item>
        <text:list-item>
          <text:p text:style-name="P3">CSS3</text:p>
        </text:list-item>
        <text:list-item>
          <text:p text:style-name="P2"><text:span text:style-name="T1">React </text:span>16.12.0</text:p>
        </text:list-item>
      </text:list>
      <text:h text:style-name="P12" text:outline-level="3">Libraries and dependencies:</text:h>
      <text:list xml:id="list2244932218" text:style-name="L3">
        <text:list-item>
          <text:p text:style-name="P7">React router - https://reacttraining.com/react-router/web/guides/quick-start</text:p>
        </text:list-item>
        <text:list-item>
          <text:p text:style-name="P7">Chart js </text:p>
        </text:list-item>
        <text:list-item>
          <text:p text:style-name="P7">Pigeon maps</text:p>
        </text:list-item>
      </text:list>
      <text:h text:style-name="P10" text:outline-level="2">Tasks to do:</text:h>
      <text:list xml:id="list649533989" text:style-name="L2">
        <text:list-item>
          <text:p text:style-name="P4">Finish manifest</text:p>
          <text:list>
            <text:list-item>
              <text:p text:style-name="P4">find suitable icons</text:p>
            </text:list-item>
          </text:list>
        </text:list-item>
        <text:list-item>
          <text:p text:style-name="P5">Style this shit – no bootstrap</text:p>
          <text:list>
            <text:list-item>
              <text:p text:style-name="P6">Header – could look better</text:p>
            </text:list-item>
            <text:list-item>
              <text:p text:style-name="P6">Main – in the far future</text:p>
            </text:list-item>
            <text:list-item>
              <text:p text:style-name="P6">Footer:</text:p>
              <text:list>
                <text:list-item>
                  <text:p text:style-name="P6">Proper size for icon list</text:p>
                </text:list-item>
                <text:list-item>
                  <text:p text:style-name="P6">Proper size for icons</text:p>
                </text:list-item>
                <text:list-item>
                  <text:p text:style-name="P6">links for icons</text:p>
                </text:list-item>
              </text:list>
            </text:list-item>
          </text:list>
        </text:list-item>
        <text:list-item>
          <text:p text:style-name="P5">Take care of graphs</text:p>
        </text:list-item>
        <text:list-item>
          <text:p text:style-name="P5">Take care of maps</text:p>
        </text:list-item>
        <text:list-item>
          <text:p text:style-name="P6">write some help</text:p>
        </text:list-item>
      </text:list>
      <text:h text:style-name="P11" text:outline-level="2">How the app works: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47:33.576454278</meta:creation-date>
    <dc:date>2020-01-11T16:34:13.354951742</dc:date>
    <meta:editing-duration>PT7H51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1" meta:character-count="498" meta:non-whitespace-character-count="444"/>
  </office:meta>
</office:document-meta>
</file>